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DejaVu Sans" fo:font-size="12pt" fo:font-weight="bold" officeooo:rsid="001f14d7" officeooo:paragraph-rsid="001f14d7" fo:background-color="transparent" style:font-size-asian="12pt" style:font-weight-asian="bold" style:font-size-complex="12pt" style:font-weight-complex="bold"/>
    </style:style>
    <style:style style:name="P2" style:family="paragraph" style:parent-style-name="Standard">
      <style:paragraph-properties fo:text-align="justify" style:justify-single-word="false"/>
      <style:text-properties fo:color="#000000" style:font-name="DejaVu Sans" fo:font-size="12pt" fo:font-weight="bold" officeooo:paragraph-rsid="001f14d7" fo:background-color="transparent" style:font-size-asian="12pt" style:font-weight-asian="bold" style:font-size-complex="12pt" style:font-weight-complex="bold"/>
    </style:style>
    <style:style style:name="P3" style:family="paragraph" style:parent-style-name="Standard">
      <style:paragraph-properties fo:text-align="justify" style:justify-single-word="false"/>
      <style:text-properties fo:color="#000000" style:font-name="DejaVu Sans" fo:font-size="12pt" fo:language="fr" fo:country="FR" officeooo:rsid="002004e2" officeooo:paragraph-rsid="002004e2" fo:background-color="transparent" style:font-size-asian="12pt" style:font-size-complex="12pt"/>
    </style:style>
    <style:style style:name="P4" style:family="paragraph" style:parent-style-name="Standard">
      <style:paragraph-properties fo:text-align="justify" style:justify-single-word="false"/>
      <style:text-properties fo:color="#000000" style:font-name="DejaVu Sans" fo:font-size="12pt" fo:language="fr" fo:country="FR" fo:background-color="transparent" style:font-size-asian="12pt" style:font-size-complex="12pt"/>
    </style:style>
    <style:style style:name="P5" style:family="paragraph" style:parent-style-name="Standard">
      <style:paragraph-properties fo:text-align="justify" style:justify-single-word="false"/>
      <style:text-properties fo:color="#000000" style:font-name="DejaVu Sans" fo:font-size="12pt" fo:language="fr" fo:country="FR" officeooo:paragraph-rsid="001f14d7" fo:background-color="transparent" style:font-size-asian="12pt" style:font-size-complex="12pt"/>
    </style:style>
    <style:style style:name="P6" style:family="paragraph" style:parent-style-name="Standard">
      <style:paragraph-properties fo:text-align="justify" style:justify-single-word="false"/>
      <style:text-properties fo:color="#000000" style:font-name="DejaVu Sans" fo:font-size="12pt" fo:language="fr" fo:country="FR" officeooo:rsid="001f14d7" officeooo:paragraph-rsid="001f14d7" fo:background-color="transparent" style:font-size-asian="12pt" style:font-size-complex="12pt"/>
    </style:style>
    <style:style style:name="P7" style:family="paragraph" style:parent-style-name="Standard">
      <style:paragraph-properties fo:text-align="justify" style:justify-single-word="false"/>
      <style:text-properties fo:color="#000000" style:font-name="DejaVu Sans" fo:font-size="12pt" fo:language="fr" fo:country="FR" officeooo:rsid="001f14d7" officeooo:paragraph-rsid="002004e2" fo:background-color="transparent" style:font-size-asian="12pt" style:font-size-complex="12pt"/>
    </style:style>
    <style:style style:name="P8" style:family="paragraph" style:parent-style-name="Standard">
      <style:paragraph-properties fo:text-align="justify" style:justify-single-word="false"/>
      <style:text-properties fo:color="#000000" style:font-name="DejaVu Sans" fo:font-size="12pt" fo:language="fr" fo:country="FR" fo:font-style="italic" fo:font-weight="normal" fo:background-color="transparent" style:font-size-asian="12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fo:color="#000000" style:font-name="DejaVu Sans" fo:font-size="12pt" fo:language="fr" fo:country="FR" fo:font-weight="bold" officeooo:paragraph-rsid="001f14d7" fo:background-color="transparent"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000000" style:font-name="DejaVu Sans" fo:font-size="12pt" fo:language="fr" fo:country="FR" fo:font-weight="bold" officeooo:rsid="001f14d7" officeooo:paragraph-rsid="001f14d7" fo:background-color="transparent"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000000" style:font-name="DejaVu Sans" fo:font-size="12pt" fo:background-color="transparent" style:font-size-asian="12pt" style:font-size-complex="12pt"/>
    </style:style>
    <style:style style:name="P12" style:family="paragraph" style:parent-style-name="Standard">
      <style:paragraph-properties fo:text-align="justify" style:justify-single-word="false"/>
      <style:text-properties fo:color="#000000" style:font-name="DejaVu Sans" fo:font-size="12pt" officeooo:paragraph-rsid="001f14d7" fo:background-color="transparent" style:font-size-asian="12pt" style:font-size-complex="12pt"/>
    </style:style>
    <style:style style:name="P13" style:family="paragraph" style:parent-style-name="Standard">
      <style:paragraph-properties fo:margin-left="0cm" fo:margin-right="0cm" fo:text-align="justify" style:justify-single-word="false" fo:text-indent="0cm" style:auto-text-indent="false"/>
      <style:text-properties fo:color="#000000" style:font-name="DejaVu Sans" fo:font-size="12pt" fo:language="fr" fo:country="FR" fo:background-color="transparent" style:font-size-asian="12pt" style:font-size-complex="12pt"/>
    </style:style>
    <style:style style:name="P14" style:family="paragraph" style:parent-style-name="Standard">
      <style:paragraph-properties fo:margin-left="1.27cm" fo:margin-right="0cm" fo:text-align="justify" style:justify-single-word="false" fo:text-indent="-0.635cm" style:auto-text-indent="false"/>
      <style:text-properties fo:color="#000000" style:font-name="DejaVu Sans" fo:font-size="12pt" fo:language="fr" fo:country="FR" officeooo:paragraph-rsid="001f14d7" fo:background-color="transparent" style:font-size-asian="12pt" style:font-size-complex="12pt"/>
    </style:style>
    <style:style style:name="P15" style:family="paragraph" style:parent-style-name="Standard">
      <style:paragraph-properties fo:margin-left="1.27cm" fo:margin-right="0cm" fo:text-align="center" style:justify-single-word="false" fo:text-indent="0cm" style:auto-text-indent="false"/>
      <style:text-properties fo:color="#000000" style:font-name="DejaVu Sans" fo:font-size="12pt" style:text-underline-style="solid" style:text-underline-width="auto" style:text-underline-color="font-color" fo:font-weight="bold" officeooo:rsid="002004e2" officeooo:paragraph-rsid="002004e2" fo:background-color="transparent" style:font-size-asian="12pt" style:font-weight-asian="bold" style:font-size-complex="12pt" style:font-weight-complex="bold"/>
    </style:style>
    <style:style style:name="P16" style:family="paragraph" style:parent-style-name="Standard">
      <style:paragraph-properties fo:margin-left="1.27cm" fo:margin-right="0cm" fo:text-align="justify" style:justify-single-word="false" fo:text-indent="0cm" style:auto-text-indent="false"/>
      <style:text-properties fo:color="#000000" style:font-name="DejaVu Sans" fo:font-size="12pt" officeooo:rsid="002004e2" officeooo:paragraph-rsid="002004e2" fo:background-color="transparent" style:font-size-asian="12pt" style:font-size-complex="12pt"/>
    </style:style>
    <style:style style:name="P17" style:family="paragraph" style:parent-style-name="Standard">
      <style:paragraph-properties fo:margin-left="1.27cm" fo:margin-right="0cm" fo:text-align="justify" style:justify-single-word="false" fo:text-indent="0cm" style:auto-text-indent="false"/>
      <style:text-properties fo:color="#000000" style:font-name="DejaVu Sans" fo:font-size="12pt" fo:background-color="transparent" style:font-size-asian="12pt" style:font-size-complex="12pt"/>
    </style:style>
    <style:style style:name="T1" style:family="text">
      <style:text-properties fo:color="#1f497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officeooo:rsid="001f14d7"/>
    </style:style>
    <style:style style:name="T5" style:family="text">
      <style:text-properties fo:color="#000000" fo:language="fr" fo:country="FR" officeooo:rsid="001f14d7"/>
    </style:style>
    <style:style style:name="T6" style:family="text">
      <style:text-properties officeooo:rsid="001f14d7"/>
    </style:style>
    <style:style style:name="T7" style:family="text">
      <style:text-properties officeooo:rsid="002004e2"/>
    </style:style>
    <style:style style:name="T8" style:family="text">
      <style:text-properties fo:font-weight="normal" style:font-weight-asian="normal" style:font-weight-complex="normal"/>
    </style:style>
    <style:style style:name="T9" style:family="text">
      <style:text-properties fo:font-weight="normal" officeooo:rsid="001f14d7"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1f14d7" style:font-style-asian="italic" style:font-weight-asian="normal" style:font-style-complex="italic" style:font-weight-complex="normal"/>
    </style:style>
    <style:style style:name="T12" style:family="text">
      <style:text-properties fo:language="fr" fo:country="FR" officeooo:rsid="001f14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15">Les concessions de logement par <text:span text:style-name="T12">nécessité absolue de service</text:span></text:p>
      <text:p text:style-name="P16"/>
      <text:p text:style-name="P2"/>
      <text:p text:style-name="P1">Rappel de la règle</text:p>
      <text:p text:style-name="P12"> </text:p>
      <text:p text:style-name="P8"><text:span text:style-name="T6">Avant </text:span>2012</text:p>
      <text:p text:style-name="P4"/>
      <text:p text:style-name="P4"><text:span text:style-name="T6">L</text:span>’attribution d’un logement par <text:span text:style-name="T6">nécessité absolue de service (</text:span>NAS<text:span text:style-name="T6">)</text:span> était incompatible avec le versement d’indemnité d’astreintes ou de permanence, avec le versement d’IFTS et réduisait <text:span text:style-name="T6">de moitié </text:span>le plafond de la part fonctions de la PFR.</text:p>
      <text:p text:style-name="P11"> </text:p>
      <text:p text:style-name="P4"><text:span text:style-name="T6">Par ailleurs, les agents bénéficiaires d’un l</text:span>ogement pour utilité de service (US) devaient s’acquitter d’une redevance au moins égale à 54% de la valeur locative d<text:span text:style-name="T7">u</text:span> logement, ainsi que de la totalité des charges afférentes. En revanche, cette attribution n’avait aucune incidence sur le régime indemnitaire de l’agent.</text:p>
      <text:p text:style-name="P11"> </text:p>
      <text:p text:style-name="P4"><text:span text:style-name="T11">Après </text:span><text:span text:style-name="T10">2012</text:span><text:span text:style-name="T2"> </text:span> </text:p>
      <text:p text:style-name="P4"/>
      <text:p text:style-name="P4"><text:span text:style-name="T6">L’attribution d’un logement concédé par NAS est </text:span><text:span text:style-name="T8">gratuit</text:span><text:span text:style-name="T9">e</text:span><text:span text:style-name="T8"> </text:span><text:span text:style-name="T9">s’agissant </text:span><text:span text:style-name="T8">du logement nu </text:span><text:span text:style-name="T9">et </text:span><text:span text:style-name="T8">est compatible avec les IHTS, l’IAT et la PFR. <text:s/></text:span><text:span text:style-name="T6">L</text:span>e coefficient maximum de la part fonctions de cette dernière <text:span text:style-name="T6">reste </text:span>toutefois réduit de moitié <text:span text:style-name="T6">et les incompatibilités sont inchangées.</text:span></text:p>
      <text:p text:style-name="P17"> </text:p>
      <text:p text:style-name="P4">Les attributions de logement pour utilité de service disparaissent au profit des conventions d’occupation précaire <text:span text:style-name="T6">(COP) </text:span>avec astreinte<text:span text:style-name="T6">. Elles ne peuvent </text:span>pas être accordée à l’agent qui remplit les conditions ouvrant droit à la concession d’un logement par NAS</text:p>
      <text:p text:style-name="P13"/>
      <text:p text:style-name="P13"><text:span text:style-name="T6">Contrairement au cas de logements par NAS, l’attribution d’un logement par COP </text:span>est compatible avec l’<text:span text:style-name="T6">octroi </text:span>d’IHTS, d<text:span text:style-name="T6">e l</text:span>’IAT, des IFTS ou de la PFR (sans limitation).</text:p>
      <text:p text:style-name="P5"/>
      <text:p text:style-name="P5"/>
      <text:p text:style-name="P10">Données produites</text:p>
      <text:p text:style-name="P6"/>
      <text:p text:style-name="P6">Les tests suivants sont réalisés <text:span text:style-name="T7">automatiquement</text:span> :</text:p>
      <text:p text:style-name="P6"/>
      <text:p text:style-name="P6">1. Cumul <text:span text:style-name="T7">d’un </text:span>logement par NAS <text:span text:style-name="T7">et de l’octroi d’</text:span>IFTS</text:p>
      <text:p text:style-name="P6"/>
      <text:p text:style-name="P7">2. Concordance entre les avantages en nature déclarés en base de paye et le fichier externe optionnel importé dans l’onglet Extra de l’interface graphique, retraçant l’ensemble des logements concédés par Matricule, Année et Mois :</text:p>
      <text:p text:style-name="P7">- <text:span text:style-name="T7">vérification de la déclaration en base de paye des éléments du fichier ;</text:span></text:p>
      <text:p text:style-name="P3">- inversement, vérification de la présence dans le fichier auxiliaire des éléments mentionnés en base de paye.</text:p>
      <text:p text:style-name="P6"/>
      <text:p text:style-name="P3"><text:soft-page-break/>3. Vérification du type de la ligne de paye en base de paye, en cas de déclaration de concession de logement : il doit s’agir d’un type de ligne « Avantage en nature » (code « AV » dans les fichiers CSV).</text:p>
      <text:p text:style-name="P6"/>
      <text:p text:style-name="P3">Les codes de paye correspondant à ces déclarations peuvent être manuellement saisis, pour plus de précision, dans la ligne « NAS » de l’onglet Codes.</text:p>
      <text:p text:style-name="P3"/>
      <text:p text:style-name="P3"/>
      <text:p text:style-name="P5"/>
      <text:p text:style-name="P9">Références réglementaires </text:p>
      <text:p text:style-name="P14">-          Partie règlementaire du Code Général de la Propriété des Personnes Publiques (CG3P)</text:p>
      <text:p text:style-name="P14">-          Loi n° 90-1067 du 28 novembre 1990 relative à la fonction publique territoriale, et notamment son article 21 </text:p>
      <text:p text:style-name="P14">-          Décret n° 2012-752 du 9 mai 2012 modifiant le Code général de la propriété des personnes publiques (articles R.2124-64 et suivants) </text:p>
      <text:p text:style-name="P14">-          Arrêté du 22 janvier 2013 relatif aux concessions de logement accordées par nécessité absolue de service et aux conventions d’occupation précaire avec astreinte pris pour l’application des articles R. 2124-72 et R. 4121-3-1 du code général de la propriété des personnes publiques </text:p>
      <text:p text:style-name="P14">-          Décret n° 2005-542 du 19 mai 2005 relatif aux modalités de la rémunération ou de la compensation des astreintes et des permanences dans la fonction publique territoria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22:53:16.208138656</meta:creation-date>
    <dc:date>2018-05-11T23:15:20.383397372</dc:date>
    <meta:editing-duration>PT7M48S</meta:editing-duration>
    <meta:editing-cycles>3</meta:editing-cycles>
    <meta:generator>LibreOffice/5.4.5.1$Linux_X86_64 LibreOffice_project/40m0$Build-1</meta:generator>
    <meta:document-statistic meta:table-count="0" meta:image-count="0" meta:object-count="0" meta:page-count="2" meta:paragraph-count="27" meta:word-count="488" meta:character-count="3095" meta:non-whitespace-character-count="2573"/>
  </office:meta>
</office:document-meta>
</file>